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000_1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9934" calcext:value-type="float">
            <text:p>3,49934</text:p>
          </table:table-cell>
          <table:table-cell office:value-type="float" office:value="6.2243" calcext:value-type="float">
            <text:p>6,2243</text:p>
          </table:table-cell>
          <table:table-cell office:value-type="float" office:value="2.31659" calcext:value-type="float">
            <text:p>2,31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5016" calcext:value-type="float">
            <text:p>1,95016</text:p>
          </table:table-cell>
          <table:table-cell office:value-type="float" office:value="5.03973" calcext:value-type="float">
            <text:p>5,03973</text:p>
          </table:table-cell>
          <table:table-cell office:value-type="float" office:value="5.04415" calcext:value-type="float">
            <text:p>5,04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9018" calcext:value-type="float">
            <text:p>4,29018</text:p>
          </table:table-cell>
          <table:table-cell office:value-type="float" office:value="4.98185" calcext:value-type="float">
            <text:p>4,98185</text:p>
          </table:table-cell>
          <table:table-cell office:value-type="float" office:value="4.67639" calcext:value-type="float">
            <text:p>4,67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7962" calcext:value-type="float">
            <text:p>4,67962</text:p>
          </table:table-cell>
          <table:table-cell office:value-type="float" office:value="5.45062" calcext:value-type="float">
            <text:p>5,45062</text:p>
          </table:table-cell>
          <table:table-cell office:value-type="float" office:value="3.89833" calcext:value-type="float">
            <text:p>3,89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8903" calcext:value-type="float">
            <text:p>3,48903</text:p>
          </table:table-cell>
          <table:table-cell office:value-type="float" office:value="5.84256" calcext:value-type="float">
            <text:p>5,84256</text:p>
          </table:table-cell>
          <table:table-cell office:value-type="float" office:value="4.67823" calcext:value-type="float">
            <text:p>4,678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6836" calcext:value-type="float">
            <text:p>5,06836</text:p>
          </table:table-cell>
          <table:table-cell office:value-type="float" office:value="5.83707" calcext:value-type="float">
            <text:p>5,83707</text:p>
          </table:table-cell>
          <table:table-cell office:value-type="float" office:value="5.83592" calcext:value-type="float">
            <text:p>5,835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288" calcext:value-type="float">
            <text:p>4,288</text:p>
          </table:table-cell>
          <table:table-cell office:value-type="float" office:value="5.44354" calcext:value-type="float">
            <text:p>5,44354</text:p>
          </table:table-cell>
          <table:table-cell office:value-type="float" office:value="5.78161" calcext:value-type="float">
            <text:p>5,78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8021" calcext:value-type="float">
            <text:p>4,28021</text:p>
          </table:table-cell>
          <table:table-cell office:value-type="float" office:value="5.06687" calcext:value-type="float">
            <text:p>5,06687</text:p>
          </table:table-cell>
          <table:table-cell office:value-type="float" office:value="4.67744" calcext:value-type="float">
            <text:p>4,67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45673" calcext:value-type="float">
            <text:p>5,45673</text:p>
          </table:table-cell>
          <table:table-cell office:value-type="float" office:value="3.90167" calcext:value-type="float">
            <text:p>3,90167</text:p>
          </table:table-cell>
          <table:table-cell office:value-type="float" office:value="5.07131" calcext:value-type="float">
            <text:p>5,07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5193" calcext:value-type="float">
            <text:p>5,05193</text:p>
          </table:table-cell>
          <table:table-cell office:value-type="float" office:value="3.50703" calcext:value-type="float">
            <text:p>3,50703</text:p>
          </table:table-cell>
          <table:table-cell office:value-type="float" office:value="4.28751" calcext:value-type="float">
            <text:p>4,28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7092" calcext:value-type="float">
            <text:p>5,07092</text:p>
          </table:table-cell>
          <table:table-cell office:value-type="float" office:value="5.05828" calcext:value-type="float">
            <text:p>5,05828</text:p>
          </table:table-cell>
          <table:table-cell office:value-type="float" office:value="5.84491" calcext:value-type="float">
            <text:p>5,844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1027" calcext:value-type="float">
            <text:p>7,01027</text:p>
          </table:table-cell>
          <table:table-cell office:value-type="float" office:value="4.6707" calcext:value-type="float">
            <text:p>4,6707</text:p>
          </table:table-cell>
          <table:table-cell office:value-type="float" office:value="6.23982" calcext:value-type="float">
            <text:p>6,239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585" calcext:value-type="float">
            <text:p>3,88585</text:p>
          </table:table-cell>
          <table:table-cell office:value-type="float" office:value="3.88774" calcext:value-type="float">
            <text:p>3,88774</text:p>
          </table:table-cell>
          <table:table-cell office:value-type="float" office:value="4.6634" calcext:value-type="float">
            <text:p>4,66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9818" calcext:value-type="float">
            <text:p>3,89818</text:p>
          </table:table-cell>
          <table:table-cell office:value-type="float" office:value="3.89973" calcext:value-type="float">
            <text:p>3,89973</text:p>
          </table:table-cell>
          <table:table-cell office:value-type="float" office:value="3.89915" calcext:value-type="float">
            <text:p>3,899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05138" calcext:value-type="float">
            <text:p>5,05138</text:p>
          </table:table-cell>
          <table:table-cell office:value-type="float" office:value="3.88899" calcext:value-type="float">
            <text:p>3,88899</text:p>
          </table:table-cell>
          <table:table-cell office:value-type="float" office:value="3.90197" calcext:value-type="float">
            <text:p>3,901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22655" calcext:value-type="float">
            <text:p>6,22655</text:p>
          </table:table-cell>
          <table:table-cell office:value-type="float" office:value="4.26229" calcext:value-type="float">
            <text:p>4,26229</text:p>
          </table:table-cell>
          <table:table-cell office:value-type="float" office:value="4.29266" calcext:value-type="float">
            <text:p>4,292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66685" calcext:value-type="float">
            <text:p>4,66685</text:p>
          </table:table-cell>
          <table:table-cell office:value-type="float" office:value="5.05627" calcext:value-type="float">
            <text:p>5,05627</text:p>
          </table:table-cell>
          <table:table-cell office:value-type="float" office:value="3.90156" calcext:value-type="float">
            <text:p>3,901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7063" calcext:value-type="float">
            <text:p>4,27063</text:p>
          </table:table-cell>
          <table:table-cell office:value-type="float" office:value="5.05914" calcext:value-type="float">
            <text:p>5,05914</text:p>
          </table:table-cell>
          <table:table-cell office:value-type="float" office:value="5.44966" calcext:value-type="float">
            <text:p>5,44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9391" calcext:value-type="float">
            <text:p>3,89391</text:p>
          </table:table-cell>
          <table:table-cell office:value-type="float" office:value="3.8766" calcext:value-type="float">
            <text:p>3,8766</text:p>
          </table:table-cell>
          <table:table-cell office:value-type="float" office:value="2.72805" calcext:value-type="float">
            <text:p>2,72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0557" calcext:value-type="float">
            <text:p>3,50557</text:p>
          </table:table-cell>
          <table:table-cell office:value-type="float" office:value="5.83113" calcext:value-type="float">
            <text:p>5,83113</text:p>
          </table:table-cell>
          <table:table-cell office:value-type="float" office:value="4.2874" calcext:value-type="float">
            <text:p>4,28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052" calcext:value-type="float">
            <text:p>5,052</text:p>
          </table:table-cell>
          <table:table-cell office:value-type="float" office:value="5.45168" calcext:value-type="float">
            <text:p>5,45168</text:p>
          </table:table-cell>
          <table:table-cell office:value-type="float" office:value="3.51173" calcext:value-type="float">
            <text:p>3,511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22716" calcext:value-type="float">
            <text:p>6,22716</text:p>
          </table:table-cell>
          <table:table-cell office:value-type="float" office:value="4.28277" calcext:value-type="float">
            <text:p>4,28277</text:p>
          </table:table-cell>
          <table:table-cell office:value-type="float" office:value="5.83773" calcext:value-type="float">
            <text:p>5,837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85" calcext:value-type="float">
            <text:p>6,985</text:p>
          </table:table-cell>
          <table:table-cell office:value-type="float" office:value="4.65155" calcext:value-type="float">
            <text:p>4,65155</text:p>
          </table:table-cell>
          <table:table-cell office:value-type="float" office:value="5.44836" calcext:value-type="float">
            <text:p>5,448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51125" calcext:value-type="float">
            <text:p>3,51125</text:p>
          </table:table-cell>
          <table:table-cell office:value-type="float" office:value="3.88547" calcext:value-type="float">
            <text:p>3,88547</text:p>
          </table:table-cell>
          <table:table-cell office:value-type="float" office:value="5.06532" calcext:value-type="float">
            <text:p>5,065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04022" calcext:value-type="float">
            <text:p>5,04022</text:p>
          </table:table-cell>
          <table:table-cell office:value-type="float" office:value="5.83056" calcext:value-type="float">
            <text:p>5,83056</text:p>
          </table:table-cell>
          <table:table-cell office:value-type="float" office:value="6.61924" calcext:value-type="float">
            <text:p>6,619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8481" calcext:value-type="float">
            <text:p>3,88481</text:p>
          </table:table-cell>
          <table:table-cell office:value-type="float" office:value="6.61703" calcext:value-type="float">
            <text:p>6,61703</text:p>
          </table:table-cell>
          <table:table-cell office:value-type="float" office:value="5.06493" calcext:value-type="float">
            <text:p>5,064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22179" calcext:value-type="float">
            <text:p>6,22179</text:p>
          </table:table-cell>
          <table:table-cell office:value-type="float" office:value="5.05445" calcext:value-type="float">
            <text:p>5,05445</text:p>
          </table:table-cell>
          <table:table-cell office:value-type="float" office:value="3.89753" calcext:value-type="float">
            <text:p>3,897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2149" calcext:value-type="float">
            <text:p>3,12149</text:p>
          </table:table-cell>
          <table:table-cell office:value-type="float" office:value="3.50305" calcext:value-type="float">
            <text:p>3,50305</text:p>
          </table:table-cell>
          <table:table-cell office:value-type="float" office:value="2.34041" calcext:value-type="float">
            <text:p>2,340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06517" calcext:value-type="float">
            <text:p>5,06517</text:p>
          </table:table-cell>
          <table:table-cell office:value-type="float" office:value="5.82353" calcext:value-type="float">
            <text:p>5,82353</text:p>
          </table:table-cell>
          <table:table-cell office:value-type="float" office:value="5.05347" calcext:value-type="float">
            <text:p>5,053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4436" calcext:value-type="float">
            <text:p>5,4436</text:p>
          </table:table-cell>
          <table:table-cell office:value-type="float" office:value="3.48776" calcext:value-type="float">
            <text:p>3,48776</text:p>
          </table:table-cell>
          <table:table-cell office:value-type="float" office:value="3.89547" calcext:value-type="float">
            <text:p>3,895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50806" calcext:value-type="float">
            <text:p>3,50806</text:p>
          </table:table-cell>
          <table:table-cell office:value-type="float" office:value="4.66979" calcext:value-type="float">
            <text:p>4,66979</text:p>
          </table:table-cell>
          <table:table-cell office:value-type="float" office:value="4.29271" calcext:value-type="float">
            <text:p>4,292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82458" calcext:value-type="float">
            <text:p>5,82458</text:p>
          </table:table-cell>
          <table:table-cell office:value-type="float" office:value="5.06159" calcext:value-type="float">
            <text:p>5,06159</text:p>
          </table:table-cell>
          <table:table-cell office:value-type="float" office:value="4.29176" calcext:value-type="float">
            <text:p>4,291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10996" calcext:value-type="float">
            <text:p>3,10996</text:p>
          </table:table-cell>
          <table:table-cell office:value-type="float" office:value="4.26411" calcext:value-type="float">
            <text:p>4,26411</text:p>
          </table:table-cell>
          <table:table-cell office:value-type="float" office:value="3.51121" calcext:value-type="float">
            <text:p>3,511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49283" calcext:value-type="float">
            <text:p>3,49283</text:p>
          </table:table-cell>
          <table:table-cell office:value-type="float" office:value="3.89327" calcext:value-type="float">
            <text:p>3,89327</text:p>
          </table:table-cell>
          <table:table-cell office:value-type="float" office:value="2.72946" calcext:value-type="float">
            <text:p>2,729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28475" calcext:value-type="float">
            <text:p>4,28475</text:p>
          </table:table-cell>
          <table:table-cell office:value-type="float" office:value="5.0528" calcext:value-type="float">
            <text:p>5,0528</text:p>
          </table:table-cell>
          <table:table-cell office:value-type="float" office:value="3.85937" calcext:value-type="float">
            <text:p>3,859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50897" calcext:value-type="float">
            <text:p>3,50897</text:p>
          </table:table-cell>
          <table:table-cell office:value-type="float" office:value="4.64012" calcext:value-type="float">
            <text:p>4,64012</text:p>
          </table:table-cell>
          <table:table-cell office:value-type="float" office:value="3.89757" calcext:value-type="float">
            <text:p>3,89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6751" calcext:value-type="float">
            <text:p>4,6751</text:p>
          </table:table-cell>
          <table:table-cell office:value-type="float" office:value="4.67123" calcext:value-type="float">
            <text:p>4,67123</text:p>
          </table:table-cell>
          <table:table-cell office:value-type="float" office:value="4.65779" calcext:value-type="float">
            <text:p>4,657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72747" calcext:value-type="float">
            <text:p>2,72747</text:p>
          </table:table-cell>
          <table:table-cell office:value-type="float" office:value="5.45404" calcext:value-type="float">
            <text:p>5,45404</text:p>
          </table:table-cell>
          <table:table-cell office:value-type="float" office:value="4.26063" calcext:value-type="float">
            <text:p>4,260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60997" calcext:value-type="float">
            <text:p>6,60997</text:p>
          </table:table-cell>
          <table:table-cell office:value-type="float" office:value="5.05664" calcext:value-type="float">
            <text:p>5,05664</text:p>
          </table:table-cell>
          <table:table-cell office:value-type="float" office:value="4.67214" calcext:value-type="float">
            <text:p>4,672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0426" calcext:value-type="float">
            <text:p>3,50426</text:p>
          </table:table-cell>
          <table:table-cell office:value-type="float" office:value="5.45665" calcext:value-type="float">
            <text:p>5,45665</text:p>
          </table:table-cell>
          <table:table-cell office:value-type="float" office:value="4.28762" calcext:value-type="float">
            <text:p>4,287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6492" calcext:value-type="float">
            <text:p>3,86492</text:p>
          </table:table-cell>
          <table:table-cell office:value-type="float" office:value="5.06551" calcext:value-type="float">
            <text:p>5,06551</text:p>
          </table:table-cell>
          <table:table-cell office:value-type="float" office:value="3.84825" calcext:value-type="float">
            <text:p>3,848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50816" calcext:value-type="float">
            <text:p>3,50816</text:p>
          </table:table-cell>
          <table:table-cell office:value-type="float" office:value="5.44161" calcext:value-type="float">
            <text:p>5,44161</text:p>
          </table:table-cell>
          <table:table-cell office:value-type="float" office:value="4.93209" calcext:value-type="float">
            <text:p>4,932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73038" calcext:value-type="float">
            <text:p>2,73038</text:p>
          </table:table-cell>
          <table:table-cell office:value-type="float" office:value="4.65149" calcext:value-type="float">
            <text:p>4,65149</text:p>
          </table:table-cell>
          <table:table-cell office:value-type="float" office:value="4.67415" calcext:value-type="float">
            <text:p>4,674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34024" calcext:value-type="float">
            <text:p>2,34024</text:p>
          </table:table-cell>
          <table:table-cell office:value-type="float" office:value="5.44181" calcext:value-type="float">
            <text:p>5,44181</text:p>
          </table:table-cell>
          <table:table-cell office:value-type="float" office:value="4.68253" calcext:value-type="float">
            <text:p>4,682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7174" calcext:value-type="float">
            <text:p>4,67174</text:p>
          </table:table-cell>
          <table:table-cell office:value-type="float" office:value="4.27884" calcext:value-type="float">
            <text:p>4,27884</text:p>
          </table:table-cell>
          <table:table-cell office:value-type="float" office:value="4.2806" calcext:value-type="float">
            <text:p>4,28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0805" calcext:value-type="float">
            <text:p>3,50805</text:p>
          </table:table-cell>
          <table:table-cell office:value-type="float" office:value="5.44255" calcext:value-type="float">
            <text:p>5,44255</text:p>
          </table:table-cell>
          <table:table-cell office:value-type="float" office:value="3.1157" calcext:value-type="float">
            <text:p>3,11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50279" calcext:value-type="float">
            <text:p>3,50279</text:p>
          </table:table-cell>
          <table:table-cell office:value-type="float" office:value="5.44378" calcext:value-type="float">
            <text:p>5,44378</text:p>
          </table:table-cell>
          <table:table-cell office:value-type="float" office:value="4.2828" calcext:value-type="float">
            <text:p>4,28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3324" calcext:value-type="float">
            <text:p>2,3324</text:p>
          </table:table-cell>
          <table:table-cell office:value-type="float" office:value="6.23634" calcext:value-type="float">
            <text:p>6,23634</text:p>
          </table:table-cell>
          <table:table-cell office:value-type="float" office:value="3.89856" calcext:value-type="float">
            <text:p>3,898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63588" calcext:value-type="float">
            <text:p>4,63588</text:p>
          </table:table-cell>
          <table:table-cell office:value-type="float" office:value="5.06586" calcext:value-type="float">
            <text:p>5,06586</text:p>
          </table:table-cell>
          <table:table-cell office:value-type="float" office:value="5.04987" calcext:value-type="float">
            <text:p>5,049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3771" calcext:value-type="float">
            <text:p>1,53771</text:p>
          </table:table-cell>
          <table:table-cell office:value-type="float" office:value="5.81081" calcext:value-type="float">
            <text:p>5,81081</text:p>
          </table:table-cell>
          <table:table-cell office:value-type="float" office:value="2.33821" calcext:value-type="float">
            <text:p>2,338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08194" calcext:value-type="float">
            <text:p>3,08194</text:p>
          </table:table-cell>
          <table:table-cell office:value-type="float" office:value="6.22022" calcext:value-type="float">
            <text:p>6,22022</text:p>
          </table:table-cell>
          <table:table-cell office:value-type="float" office:value="4.29166" calcext:value-type="float">
            <text:p>4,291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06194" calcext:value-type="float">
            <text:p>5,06194</text:p>
          </table:table-cell>
          <table:table-cell office:value-type="float" office:value="5.44893" calcext:value-type="float">
            <text:p>5,44893</text:p>
          </table:table-cell>
          <table:table-cell office:value-type="float" office:value="3.51215" calcext:value-type="float">
            <text:p>3,512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89357" calcext:value-type="float">
            <text:p>3,89357</text:p>
          </table:table-cell>
          <table:table-cell office:value-type="float" office:value="5.06613" calcext:value-type="float">
            <text:p>5,06613</text:p>
          </table:table-cell>
          <table:table-cell office:value-type="float" office:value="3.11409" calcext:value-type="float">
            <text:p>3,114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90054" calcext:value-type="float">
            <text:p>3,90054</text:p>
          </table:table-cell>
          <table:table-cell office:value-type="float" office:value="6.23078" calcext:value-type="float">
            <text:p>6,23078</text:p>
          </table:table-cell>
          <table:table-cell office:value-type="float" office:value="3.48372" calcext:value-type="float">
            <text:p>3,483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89076" calcext:value-type="float">
            <text:p>3,89076</text:p>
          </table:table-cell>
          <table:table-cell office:value-type="float" office:value="5.44396" calcext:value-type="float">
            <text:p>5,44396</text:p>
          </table:table-cell>
          <table:table-cell office:value-type="float" office:value="6.23725" calcext:value-type="float">
            <text:p>6,237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5028" calcext:value-type="float">
            <text:p>3,5028</text:p>
          </table:table-cell>
          <table:table-cell office:value-type="float" office:value="5.44084" calcext:value-type="float">
            <text:p>5,44084</text:p>
          </table:table-cell>
          <table:table-cell office:value-type="float" office:value="4.67904" calcext:value-type="float">
            <text:p>4,679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28499" calcext:value-type="float">
            <text:p>4,28499</text:p>
          </table:table-cell>
          <table:table-cell office:value-type="float" office:value="5.06038" calcext:value-type="float">
            <text:p>5,06038</text:p>
          </table:table-cell>
          <table:table-cell office:value-type="float" office:value="2.33851" calcext:value-type="float">
            <text:p>2,338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89703" calcext:value-type="float">
            <text:p>3,89703</text:p>
          </table:table-cell>
          <table:table-cell office:value-type="float" office:value="5.45391" calcext:value-type="float">
            <text:p>5,45391</text:p>
          </table:table-cell>
          <table:table-cell office:value-type="float" office:value="3.88604" calcext:value-type="float">
            <text:p>3,886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67528" calcext:value-type="float">
            <text:p>4,67528</text:p>
          </table:table-cell>
          <table:table-cell office:value-type="float" office:value="5.45448" calcext:value-type="float">
            <text:p>5,45448</text:p>
          </table:table-cell>
          <table:table-cell office:value-type="float" office:value="4.27348" calcext:value-type="float">
            <text:p>4,27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1959" calcext:value-type="float">
            <text:p>3,11959</text:p>
          </table:table-cell>
          <table:table-cell office:value-type="float" office:value="4.66919" calcext:value-type="float">
            <text:p>4,66919</text:p>
          </table:table-cell>
          <table:table-cell office:value-type="float" office:value="3.11782" calcext:value-type="float">
            <text:p>3,117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27878" calcext:value-type="float">
            <text:p>4,27878</text:p>
          </table:table-cell>
          <table:table-cell office:value-type="float" office:value="5.05955" calcext:value-type="float">
            <text:p>5,05955</text:p>
          </table:table-cell>
          <table:table-cell office:value-type="float" office:value="4.67743" calcext:value-type="float">
            <text:p>4,677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45748" calcext:value-type="float">
            <text:p>5,45748</text:p>
          </table:table-cell>
          <table:table-cell office:value-type="float" office:value="6.21469" calcext:value-type="float">
            <text:p>6,21469</text:p>
          </table:table-cell>
          <table:table-cell office:value-type="float" office:value="5.06595" calcext:value-type="float">
            <text:p>5,065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28651" calcext:value-type="float">
            <text:p>4,28651</text:p>
          </table:table-cell>
          <table:table-cell office:value-type="float" office:value="6.99899" calcext:value-type="float">
            <text:p>6,99899</text:p>
          </table:table-cell>
          <table:table-cell office:value-type="float" office:value="4.66843" calcext:value-type="float">
            <text:p>4,668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873" calcext:value-type="float">
            <text:p>4,2873</text:p>
          </table:table-cell>
          <table:table-cell office:value-type="float" office:value="4.67048" calcext:value-type="float">
            <text:p>4,67048</text:p>
          </table:table-cell>
          <table:table-cell office:value-type="float" office:value="3.50189" calcext:value-type="float">
            <text:p>3,501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28761" calcext:value-type="float">
            <text:p>4,28761</text:p>
          </table:table-cell>
          <table:table-cell office:value-type="float" office:value="4.66473" calcext:value-type="float">
            <text:p>4,66473</text:p>
          </table:table-cell>
          <table:table-cell office:value-type="float" office:value="4.28548" calcext:value-type="float">
            <text:p>4,285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06642" calcext:value-type="float">
            <text:p>5,06642</text:p>
          </table:table-cell>
          <table:table-cell office:value-type="float" office:value="5.45262" calcext:value-type="float">
            <text:p>5,45262</text:p>
          </table:table-cell>
          <table:table-cell office:value-type="float" office:value="5.06755" calcext:value-type="float">
            <text:p>5,067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33749" calcext:value-type="float">
            <text:p>2,33749</text:p>
          </table:table-cell>
          <table:table-cell office:value-type="float" office:value="5.84561" calcext:value-type="float">
            <text:p>5,84561</text:p>
          </table:table-cell>
          <table:table-cell office:value-type="float" office:value="4.28866" calcext:value-type="float">
            <text:p>4,288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67742" calcext:value-type="float">
            <text:p>4,67742</text:p>
          </table:table-cell>
          <table:table-cell office:value-type="float" office:value="4.67741" calcext:value-type="float">
            <text:p>4,67741</text:p>
          </table:table-cell>
          <table:table-cell office:value-type="float" office:value="3.11121" calcext:value-type="float">
            <text:p>3,111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67701" calcext:value-type="float">
            <text:p>4,67701</text:p>
          </table:table-cell>
          <table:table-cell office:value-type="float" office:value="5.44391" calcext:value-type="float">
            <text:p>5,44391</text:p>
          </table:table-cell>
          <table:table-cell office:value-type="float" office:value="4.67054" calcext:value-type="float">
            <text:p>4,670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45519" calcext:value-type="float">
            <text:p>5,45519</text:p>
          </table:table-cell>
          <table:table-cell office:value-type="float" office:value="6.61236" calcext:value-type="float">
            <text:p>6,61236</text:p>
          </table:table-cell>
          <table:table-cell office:value-type="float" office:value="3.89256" calcext:value-type="float">
            <text:p>3,892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67975" calcext:value-type="float">
            <text:p>4,67975</text:p>
          </table:table-cell>
          <table:table-cell office:value-type="float" office:value="5.45192" calcext:value-type="float">
            <text:p>5,45192</text:p>
          </table:table-cell>
          <table:table-cell office:value-type="float" office:value="5.82789" calcext:value-type="float">
            <text:p>5,827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28591" calcext:value-type="float">
            <text:p>4,28591</text:p>
          </table:table-cell>
          <table:table-cell office:value-type="float" office:value="5.84689" calcext:value-type="float">
            <text:p>5,84689</text:p>
          </table:table-cell>
          <table:table-cell office:value-type="float" office:value="5.06727" calcext:value-type="float">
            <text:p>5,06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50781" calcext:value-type="float">
            <text:p>3,50781</text:p>
          </table:table-cell>
          <table:table-cell office:value-type="float" office:value="3.50693" calcext:value-type="float">
            <text:p>3,50693</text:p>
          </table:table-cell>
          <table:table-cell office:value-type="float" office:value="4.28723" calcext:value-type="float">
            <text:p>4,287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06698" calcext:value-type="float">
            <text:p>5,06698</text:p>
          </table:table-cell>
          <table:table-cell office:value-type="float" office:value="6.5946" calcext:value-type="float">
            <text:p>6,5946</text:p>
          </table:table-cell>
          <table:table-cell office:value-type="float" office:value="4.26386" calcext:value-type="float">
            <text:p>4,263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84887" calcext:value-type="float">
            <text:p>5,84887</text:p>
          </table:table-cell>
          <table:table-cell office:value-type="float" office:value="5.04447" calcext:value-type="float">
            <text:p>5,04447</text:p>
          </table:table-cell>
          <table:table-cell office:value-type="float" office:value="5.84425" calcext:value-type="float">
            <text:p>5,844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9509" calcext:value-type="float">
            <text:p>3,89509</text:p>
          </table:table-cell>
          <table:table-cell office:value-type="float" office:value="6.61194" calcext:value-type="float">
            <text:p>6,61194</text:p>
          </table:table-cell>
          <table:table-cell office:value-type="float" office:value="5.05246" calcext:value-type="float">
            <text:p>5,05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67517" calcext:value-type="float">
            <text:p>4,67517</text:p>
          </table:table-cell>
          <table:table-cell office:value-type="float" office:value="5.05654" calcext:value-type="float">
            <text:p>5,05654</text:p>
          </table:table-cell>
          <table:table-cell office:value-type="float" office:value="3.49564" calcext:value-type="float">
            <text:p>3,495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0003" calcext:value-type="float">
            <text:p>3,90003</text:p>
          </table:table-cell>
          <table:table-cell office:value-type="float" office:value="4.67412" calcext:value-type="float">
            <text:p>4,67412</text:p>
          </table:table-cell>
          <table:table-cell office:value-type="float" office:value="4.28357" calcext:value-type="float">
            <text:p>4,283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06456" calcext:value-type="float">
            <text:p>5,06456</text:p>
          </table:table-cell>
          <table:table-cell office:value-type="float" office:value="5.05442" calcext:value-type="float">
            <text:p>5,05442</text:p>
          </table:table-cell>
          <table:table-cell office:value-type="float" office:value="5.4591" calcext:value-type="float">
            <text:p>5,45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89574" calcext:value-type="float">
            <text:p>3,89574</text:p>
          </table:table-cell>
          <table:table-cell office:value-type="float" office:value="5.45307" calcext:value-type="float">
            <text:p>5,45307</text:p>
          </table:table-cell>
          <table:table-cell office:value-type="float" office:value="5.06144" calcext:value-type="float">
            <text:p>5,061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84296" calcext:value-type="float">
            <text:p>5,84296</text:p>
          </table:table-cell>
          <table:table-cell office:value-type="float" office:value="5.84277" calcext:value-type="float">
            <text:p>5,84277</text:p>
          </table:table-cell>
          <table:table-cell office:value-type="float" office:value="5.83617" calcext:value-type="float">
            <text:p>5,836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67503" calcext:value-type="float">
            <text:p>4,67503</text:p>
          </table:table-cell>
          <table:table-cell office:value-type="float" office:value="5.82898" calcext:value-type="float">
            <text:p>5,82898</text:p>
          </table:table-cell>
          <table:table-cell office:value-type="float" office:value="5.43341" calcext:value-type="float">
            <text:p>5,433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2901" calcext:value-type="float">
            <text:p>4,2901</text:p>
          </table:table-cell>
          <table:table-cell office:value-type="float" office:value="3.50794" calcext:value-type="float">
            <text:p>3,50794</text:p>
          </table:table-cell>
          <table:table-cell office:value-type="float" office:value="6.23937" calcext:value-type="float">
            <text:p>6,239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7278" calcext:value-type="float">
            <text:p>2,7278</text:p>
          </table:table-cell>
          <table:table-cell office:value-type="float" office:value="5.06288" calcext:value-type="float">
            <text:p>5,06288</text:p>
          </table:table-cell>
          <table:table-cell office:value-type="float" office:value="5.45671" calcext:value-type="float">
            <text:p>5,456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51067" calcext:value-type="float">
            <text:p>3,51067</text:p>
          </table:table-cell>
          <table:table-cell office:value-type="float" office:value="5.45187" calcext:value-type="float">
            <text:p>5,45187</text:p>
          </table:table-cell>
          <table:table-cell office:value-type="float" office:value="4.67608" calcext:value-type="float">
            <text:p>4,676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28232" calcext:value-type="float">
            <text:p>4,28232</text:p>
          </table:table-cell>
          <table:table-cell office:value-type="float" office:value="5.05161" calcext:value-type="float">
            <text:p>5,05161</text:p>
          </table:table-cell>
          <table:table-cell office:value-type="float" office:value="4.68088" calcext:value-type="float">
            <text:p>4,680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28501" calcext:value-type="float">
            <text:p>4,28501</text:p>
          </table:table-cell>
          <table:table-cell office:value-type="float" office:value="6.19604" calcext:value-type="float">
            <text:p>6,19604</text:p>
          </table:table-cell>
          <table:table-cell office:value-type="float" office:value="5.44476" calcext:value-type="float">
            <text:p>5,444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29178" calcext:value-type="float">
            <text:p>4,29178</text:p>
          </table:table-cell>
          <table:table-cell office:value-type="float" office:value="5.83502" calcext:value-type="float">
            <text:p>5,83502</text:p>
          </table:table-cell>
          <table:table-cell office:value-type="float" office:value="7.00675" calcext:value-type="float">
            <text:p>7,006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89305" calcext:value-type="float">
            <text:p>3,89305</text:p>
          </table:table-cell>
          <table:table-cell office:value-type="float" office:value="4.27526" calcext:value-type="float">
            <text:p>4,27526</text:p>
          </table:table-cell>
          <table:table-cell office:value-type="float" office:value="5.06726" calcext:value-type="float">
            <text:p>5,067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66514" calcext:value-type="float">
            <text:p>4,66514</text:p>
          </table:table-cell>
          <table:table-cell office:value-type="float" office:value="5.44137" calcext:value-type="float">
            <text:p>5,44137</text:p>
          </table:table-cell>
          <table:table-cell office:value-type="float" office:value="5.83729" calcext:value-type="float">
            <text:p>5,837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11956" calcext:value-type="float">
            <text:p>3,11956</text:p>
          </table:table-cell>
          <table:table-cell office:value-type="float" office:value="5.45629" calcext:value-type="float">
            <text:p>5,45629</text:p>
          </table:table-cell>
          <table:table-cell office:value-type="float" office:value="5.45868" calcext:value-type="float">
            <text:p>5,458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04437" calcext:value-type="float">
            <text:p>5,04437</text:p>
          </table:table-cell>
          <table:table-cell office:value-type="float" office:value="4.2871" calcext:value-type="float">
            <text:p>4,2871</text:p>
          </table:table-cell>
          <table:table-cell office:value-type="float" office:value="4.28472" calcext:value-type="float">
            <text:p>4,284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2858" calcext:value-type="float">
            <text:p>4,2858</text:p>
          </table:table-cell>
          <table:table-cell office:value-type="float" office:value="6.62317" calcext:value-type="float">
            <text:p>6,62317</text:p>
          </table:table-cell>
          <table:table-cell office:value-type="float" office:value="5.46143" calcext:value-type="float">
            <text:p>5,461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28747" calcext:value-type="float">
            <text:p>4,28747</text:p>
          </table:table-cell>
          <table:table-cell office:value-type="float" office:value="6.2251" calcext:value-type="float">
            <text:p>6,2251</text:p>
          </table:table-cell>
          <table:table-cell office:value-type="float" office:value="5.83849" calcext:value-type="float">
            <text:p>5,838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8411" calcext:value-type="float">
            <text:p>4,28411</text:p>
          </table:table-cell>
          <table:table-cell office:value-type="float" office:value="6.22026" calcext:value-type="float">
            <text:p>6,22026</text:p>
          </table:table-cell>
          <table:table-cell office:value-type="float" office:value="4.65888" calcext:value-type="float">
            <text:p>4,658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06941" calcext:value-type="float">
            <text:p>5,06941</text:p>
          </table:table-cell>
          <table:table-cell office:value-type="float" office:value="5.43998" calcext:value-type="float">
            <text:p>5,43998</text:p>
          </table:table-cell>
          <table:table-cell office:value-type="float" office:value="4.66761" calcext:value-type="float">
            <text:p>4,667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67571" calcext:value-type="float">
            <text:p>4,67571</text:p>
          </table:table-cell>
          <table:table-cell office:value-type="float" office:value="4.67469" calcext:value-type="float">
            <text:p>4,67469</text:p>
          </table:table-cell>
          <table:table-cell office:value-type="float" office:value="5.0693" calcext:value-type="float">
            <text:p>5,06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67357" calcext:value-type="float">
            <text:p>4,67357</text:p>
          </table:table-cell>
          <table:table-cell office:value-type="float" office:value="5.82963" calcext:value-type="float">
            <text:p>5,82963</text:p>
          </table:table-cell>
          <table:table-cell office:value-type="float" office:value="5.44866" calcext:value-type="float">
            <text:p>5,448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27996" calcext:value-type="float">
            <text:p>4,27996</text:p>
          </table:table-cell>
          <table:table-cell office:value-type="float" office:value="5.44189" calcext:value-type="float">
            <text:p>5,44189</text:p>
          </table:table-cell>
          <table:table-cell office:value-type="float" office:value="5.84504" calcext:value-type="float">
            <text:p>5,84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2856" calcext:value-type="float">
            <text:p>2,72856</text:p>
          </table:table-cell>
          <table:table-cell office:value-type="float" office:value="5.45704" calcext:value-type="float">
            <text:p>5,45704</text:p>
          </table:table-cell>
          <table:table-cell office:value-type="float" office:value="4.67481" calcext:value-type="float">
            <text:p>4,674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11164" calcext:value-type="float">
            <text:p>3,11164</text:p>
          </table:table-cell>
          <table:table-cell office:value-type="float" office:value="5.44712" calcext:value-type="float">
            <text:p>5,44712</text:p>
          </table:table-cell>
          <table:table-cell office:value-type="float" office:value="5.40207" calcext:value-type="float">
            <text:p>5,402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33746" calcext:value-type="float">
            <text:p>2,33746</text:p>
          </table:table-cell>
          <table:table-cell office:value-type="float" office:value="5.45898" calcext:value-type="float">
            <text:p>5,45898</text:p>
          </table:table-cell>
          <table:table-cell office:value-type="float" office:value="5.06857" calcext:value-type="float">
            <text:p>5,068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28573" calcext:value-type="float">
            <text:p>4,28573</text:p>
          </table:table-cell>
          <table:table-cell office:value-type="float" office:value="5.444" calcext:value-type="float">
            <text:p>5,444</text:p>
          </table:table-cell>
          <table:table-cell office:value-type="float" office:value="5.0669" calcext:value-type="float">
            <text:p>5,06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4969" calcext:value-type="float">
            <text:p>3,4969</text:p>
          </table:table-cell>
          <table:table-cell office:value-type="float" office:value="6.62605" calcext:value-type="float">
            <text:p>6,62605</text:p>
          </table:table-cell>
          <table:table-cell office:value-type="float" office:value="3.89217" calcext:value-type="float">
            <text:p>3,892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26969" calcext:value-type="float">
            <text:p>4,26969</text:p>
          </table:table-cell>
          <table:table-cell office:value-type="float" office:value="4.28586" calcext:value-type="float">
            <text:p>4,28586</text:p>
          </table:table-cell>
          <table:table-cell office:value-type="float" office:value="3.90272" calcext:value-type="float">
            <text:p>3,902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50481" calcext:value-type="float">
            <text:p>3,50481</text:p>
          </table:table-cell>
          <table:table-cell office:value-type="float" office:value="6.22014" calcext:value-type="float">
            <text:p>6,22014</text:p>
          </table:table-cell>
          <table:table-cell office:value-type="float" office:value="4.6661" calcext:value-type="float">
            <text:p>4,66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84924" calcext:value-type="float">
            <text:p>5,84924</text:p>
          </table:table-cell>
          <table:table-cell office:value-type="float" office:value="5.44827" calcext:value-type="float">
            <text:p>5,44827</text:p>
          </table:table-cell>
          <table:table-cell office:value-type="float" office:value="4.27532" calcext:value-type="float">
            <text:p>4,275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82335" calcext:value-type="float">
            <text:p>5,82335</text:p>
          </table:table-cell>
          <table:table-cell office:value-type="float" office:value="5.43988" calcext:value-type="float">
            <text:p>5,43988</text:p>
          </table:table-cell>
          <table:table-cell office:value-type="float" office:value="4.67884" calcext:value-type="float">
            <text:p>4,678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67765" calcext:value-type="float">
            <text:p>4,67765</text:p>
          </table:table-cell>
          <table:table-cell office:value-type="float" office:value="4.66448" calcext:value-type="float">
            <text:p>4,66448</text:p>
          </table:table-cell>
          <table:table-cell office:value-type="float" office:value="4.67722" calcext:value-type="float">
            <text:p>4,677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89752" calcext:value-type="float">
            <text:p>3,89752</text:p>
          </table:table-cell>
          <table:table-cell office:value-type="float" office:value="5.06602" calcext:value-type="float">
            <text:p>5,06602</text:p>
          </table:table-cell>
          <table:table-cell office:value-type="float" office:value="4.67601" calcext:value-type="float">
            <text:p>4,676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28332" calcext:value-type="float">
            <text:p>4,28332</text:p>
          </table:table-cell>
          <table:table-cell office:value-type="float" office:value="6.2337" calcext:value-type="float">
            <text:p>6,2337</text:p>
          </table:table-cell>
          <table:table-cell office:value-type="float" office:value="4.28362" calcext:value-type="float">
            <text:p>4,28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90037" calcext:value-type="float">
            <text:p>3,90037</text:p>
          </table:table-cell>
          <table:table-cell office:value-type="float" office:value="4.65985" calcext:value-type="float">
            <text:p>4,65985</text:p>
          </table:table-cell>
          <table:table-cell office:value-type="float" office:value="5.45379" calcext:value-type="float">
            <text:p>5,453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50561" calcext:value-type="float">
            <text:p>3,50561</text:p>
          </table:table-cell>
          <table:table-cell office:value-type="float" office:value="5.81957" calcext:value-type="float">
            <text:p>5,81957</text:p>
          </table:table-cell>
          <table:table-cell office:value-type="float" office:value="6.22094" calcext:value-type="float">
            <text:p>6,220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89608" calcext:value-type="float">
            <text:p>3,89608</text:p>
          </table:table-cell>
          <table:table-cell office:value-type="float" office:value="6.22273" calcext:value-type="float">
            <text:p>6,22273</text:p>
          </table:table-cell>
          <table:table-cell office:value-type="float" office:value="5.06603" calcext:value-type="float">
            <text:p>5,066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05698" calcext:value-type="float">
            <text:p>5,05698</text:p>
          </table:table-cell>
          <table:table-cell office:value-type="float" office:value="5.05255" calcext:value-type="float">
            <text:p>5,05255</text:p>
          </table:table-cell>
          <table:table-cell office:value-type="float" office:value="4.66871" calcext:value-type="float">
            <text:p>4,6687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23572" calcext:value-type="float">
            <text:p>6,23572</text:p>
          </table:table-cell>
          <table:table-cell office:value-type="float" office:value="5.06488" calcext:value-type="float">
            <text:p>5,06488</text:p>
          </table:table-cell>
          <table:table-cell office:value-type="float" office:value="4.66136" calcext:value-type="float">
            <text:p>4,661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44932" calcext:value-type="float">
            <text:p>5,44932</text:p>
          </table:table-cell>
          <table:table-cell office:value-type="float" office:value="4.2828" calcext:value-type="float">
            <text:p>4,2828</text:p>
          </table:table-cell>
          <table:table-cell office:value-type="float" office:value="6.99517" calcext:value-type="float">
            <text:p>6,995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07011" calcext:value-type="float">
            <text:p>5,07011</text:p>
          </table:table-cell>
          <table:table-cell office:value-type="float" office:value="3.49244" calcext:value-type="float">
            <text:p>3,49244</text:p>
          </table:table-cell>
          <table:table-cell office:value-type="float" office:value="5.04978" calcext:value-type="float">
            <text:p>5,049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28543" calcext:value-type="float">
            <text:p>4,28543</text:p>
          </table:table-cell>
          <table:table-cell office:value-type="float" office:value="3.88922" calcext:value-type="float">
            <text:p>3,88922</text:p>
          </table:table-cell>
          <table:table-cell office:value-type="float" office:value="5.06829" calcext:value-type="float">
            <text:p>5,068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45727" calcext:value-type="float">
            <text:p>5,45727</text:p>
          </table:table-cell>
          <table:table-cell office:value-type="float" office:value="5.04385" calcext:value-type="float">
            <text:p>5,04385</text:p>
          </table:table-cell>
          <table:table-cell office:value-type="float" office:value="3.11822" calcext:value-type="float">
            <text:p>3,118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4.30175433333333" calcext:value-type="float">
            <text:p>4,30175433333333</text:p>
          </table:table-cell>
          <table:table-cell table:formula="of:=SUM([.C2:.C121])/120" office:value-type="float" office:value="5.18256791666667" calcext:value-type="float">
            <text:p>5,18256791666667</text:p>
          </table:table-cell>
          <table:table-cell table:formula="of:=SUM([.D2:.D121])/120" office:value-type="float" office:value="4.62131308333333" calcext:value-type="float">
            <text:p>4,621313083333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7.01027" calcext:value-type="float">
            <text:p>7,01027</text:p>
          </table:table-cell>
          <table:table-cell table:formula="of:=MAX([.C2:.C121])" office:value-type="float" office:value="6.99899" calcext:value-type="float">
            <text:p>6,99899</text:p>
          </table:table-cell>
          <table:table-cell table:formula="of:=MAX([.D2:.D121])" office:value-type="float" office:value="7.00675" calcext:value-type="float">
            <text:p>7,006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.53771" calcext:value-type="float">
            <text:p>1,53771</text:p>
          </table:table-cell>
          <table:table-cell table:formula="of:=MIN([.C2:.C121])" office:value-type="float" office:value="3.48776" calcext:value-type="float">
            <text:p>3,48776</text:p>
          </table:table-cell>
          <table:table-cell table:formula="of:=MIN([.D2:.D121])" office:value-type="float" office:value="2.31659" calcext:value-type="float">
            <text:p>2,316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4:19.8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9:04:46.919000000</dc:date>
    <meta:editing-duration>PT4M48S</meta:editing-duration>
    <meta:editing-cycles>6</meta:editing-cycles>
    <meta:generator>LibreOffice/5.4.4.2$Windows_X86_64 LibreOffice_project/2524958677847fb3bb44820e40380acbe820f960</meta:generator>
    <meta:document-statistic meta:table-count="1" meta:cell-count="495" meta:object-count="0"/>
  </office:meta>
</office:document-meta>
</file>